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8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August 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21486" calcext:value-type="float">
            <text:p><text:s/>521,486 </text:p>
          </table:table-cell>
          <table:table-cell table:style-name="ce30" office:value-type="float" office:value="5702" calcext:value-type="float">
            <text:p><text:s/>5,702 </text:p>
          </table:table-cell>
          <table:table-cell table:style-name="ce30" office:value-type="float" office:value="26979" calcext:value-type="float">
            <text:p><text:s/>26,97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67261" calcext:value-type="float">
            <text:p><text:s/>467,26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747" calcext:value-type="float">
            <text:p><text:s/>3,747 </text:p>
          </table:table-cell>
          <table:table-cell table:style-name="ce30" office:value-type="float" office:value="21087" calcext:value-type="float">
            <text:p><text:s/>21,087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1037" calcext:value-type="float">
            <text:p><text:s/>1,037 </text:p>
          </table:table-cell>
          <table:table-cell table:style-name="ce30" office:value-type="float" office:value="7067" calcext:value-type="float">
            <text:p><text:s/>7,067 </text:p>
          </table:table-cell>
          <table:table-cell table:style-name="ce30" office:value-type="float" office:value="6159" calcext:value-type="float">
            <text:p><text:s/>6,159 </text:p>
          </table:table-cell>
          <table:table-cell table:style-name="ce30" office:value-type="float" office:value="908" calcext:value-type="float">
            <text:p><text:s/>908 </text:p>
          </table:table-cell>
          <table:table-cell table:style-name="ce30" office:value-type="float" office:value="109" calcext:value-type="float">
            <text:p><text:s/>109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45132" calcext:value-type="float">
            <text:p><text:s/>345,132 </text:p>
          </table:table-cell>
          <table:table-cell table:style-name="ce30" office:value-type="float" office:value="4738" calcext:value-type="float">
            <text:p><text:s/>4,738 </text:p>
          </table:table-cell>
          <table:table-cell table:style-name="ce30" office:value-type="float" office:value="19993" calcext:value-type="float">
            <text:p><text:s/>19,99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01901" calcext:value-type="float">
            <text:p><text:s/>301,90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650" calcext:value-type="float">
            <text:p><text:s/>3,650 </text:p>
          </table:table-cell>
          <table:table-cell table:style-name="ce30" office:value-type="float" office:value="17769" calcext:value-type="float">
            <text:p><text:s/>17,769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712" calcext:value-type="float">
            <text:p><text:s/>712 </text:p>
          </table:table-cell>
          <table:table-cell table:style-name="ce30" office:value-type="float" office:value="5835" calcext:value-type="float">
            <text:p><text:s/>5,835 </text:p>
          </table:table-cell>
          <table:table-cell table:style-name="ce30" office:value-type="float" office:value="5469" calcext:value-type="float">
            <text:p><text:s/>5,469 </text:p>
          </table:table-cell>
          <table:table-cell table:style-name="ce30" office:value-type="float" office:value="366" calcext:value-type="float">
            <text:p><text:s/>366 </text:p>
          </table:table-cell>
          <table:table-cell table:style-name="ce30" office:value-type="float" office:value="76" calcext:value-type="float">
            <text:p><text:s/>76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5706" calcext:value-type="float">
            <text:p><text:s/>165,706 </text:p>
          </table:table-cell>
          <table:table-cell table:style-name="ce31" office:value-type="float" office:value="4097" calcext:value-type="float">
            <text:p><text:s/>4,09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8219" calcext:value-type="float">
            <text:p><text:s/>148,219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44" calcext:value-type="float">
            <text:p><text:s/>3,544 </text:p>
          </table:table-cell>
          <table:table-cell table:style-name="ce31" office:value-type="float" office:value="12890" calcext:value-type="float">
            <text:p><text:s/>12,890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00" calcext:value-type="float">
            <text:p><text:s/>400 </text:p>
          </table:table-cell>
          <table:table-cell table:style-name="ce31" office:value-type="float" office:value="4750" calcext:value-type="float">
            <text:p><text:s/>4,750 </text:p>
          </table:table-cell>
          <table:table-cell table:style-name="ce31" office:value-type="float" office:value="4597" calcext:value-type="float">
            <text:p><text:s/>4,597 </text:p>
          </table:table-cell>
          <table:table-cell table:style-name="ce31" office:value-type="float" office:value="153" calcext:value-type="float">
            <text:p><text:s/>153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22" calcext:value-type="float">
            <text:p><text:s/>2,42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0331" calcext:value-type="float">
            <text:p><text:s/>30,331 </text:p>
          </table:table-cell>
          <table:table-cell table:style-name="ce31" office:value-type="float" office:value="164" calcext:value-type="float">
            <text:p><text:s/>16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03" calcext:value-type="float">
            <text:p><text:s/>28,1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4" calcext:value-type="float">
            <text:p><text:s/>1,10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63" calcext:value-type="float">
            <text:p><text:s/>163 </text:p>
          </table:table-cell>
          <table:table-cell table:number-columns-repeated="2" table:style-name="ce31" office:value-type="float" office:value="390" calcext:value-type="float">
            <text:p><text:s/>3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131" calcext:value-type="float">
            <text:p><text:s/>4,1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7" calcext:value-type="float">
            <text:p><text:s/>2,8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2" calcext:value-type="float">
            <text:p><text:s/>1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434" calcext:value-type="float">
            <text:p><text:s/>1,434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59" calcext:value-type="float">
            <text:p><text:s/>1,1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68" calcext:value-type="float">
            <text:p><text:s/>2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148" calcext:value-type="float">
            <text:p><text:s/>7,148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97" calcext:value-type="float">
            <text:p><text:s/>5,7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11" calcext:value-type="float">
            <text:p><text:s/>2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48" calcext:value-type="float">
            <text:p><text:s/>4,948 </text:p>
          </table:table-cell>
          <table:table-cell table:style-name="ce31" office:value-type="float" office:value="124" calcext:value-type="float">
            <text:p><text:s/>124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04" calcext:value-type="float">
            <text:p><text:s/>4,7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90" calcext:value-type="float">
            <text:p><text:s/>1,6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50" calcext:value-type="float">
            <text:p><text:s/>2,05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0" calcext:value-type="float">
            <text:p><text:s/>1,7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38" calcext:value-type="float">
            <text:p><text:s/>2,1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2" calcext:value-type="float">
            <text:p><text:s/>6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804" calcext:value-type="float">
            <text:p><text:s/>804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79" calcext:value-type="float">
            <text:p><text:s/>6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7" calcext:value-type="float">
            <text:p><text:s/>1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600" calcext:value-type="float">
            <text:p><text:s/>13,600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39" calcext:value-type="float">
            <text:p><text:s/>6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5" calcext:value-type="float">
            <text:p><text:s/>125 </text:p>
          </table:table-cell>
          <table:table-cell table:style-name="ce31" office:value-type="float" office:value="75" calcext:value-type="float">
            <text:p><text:s/>75 </text:p>
          </table:table-cell>
          <table:table-cell table:style-name="ce31" office:value-type="float" office:value="50" calcext:value-type="float">
            <text:p><text:s/>5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37" calcext:value-type="float">
            <text:p><text:s/>12,937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3" calcext:value-type="float">
            <text:p><text:s/>12,0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11" calcext:value-type="float">
            <text:p><text:s/>411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46" calcext:value-type="float">
            <text:p><text:s/>2,546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2" calcext:value-type="float">
            <text:p><text:s/>1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31" calcext:value-type="float">
            <text:p><text:s/>17,031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45" calcext:value-type="float">
            <text:p><text:s/>15,8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50" calcext:value-type="float">
            <text:p><text:s/>2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311" calcext:value-type="float">
            <text:p><text:s/>6,311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460" calcext:value-type="float">
            <text:p><text:s/>4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560" calcext:value-type="float">
            <text:p><text:s/>5,5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55" calcext:value-type="float">
            <text:p><text:s/>2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5128" calcext:value-type="float">
            <text:p><text:s/>35,128 </text:p>
          </table:table-cell>
          <table:table-cell table:style-name="ce31" office:value-type="float" office:value="135" calcext:value-type="float">
            <text:p><text:s/>135 </text:p>
          </table:table-cell>
          <table:table-cell table:style-name="ce31" office:value-type="float" office:value="4810" calcext:value-type="float">
            <text:p><text:s/>4,8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783" calcext:value-type="float">
            <text:p><text:s/>28,7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314" calcext:value-type="float">
            <text:p><text:s/>1,3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299" calcext:value-type="float">
            <text:p><text:s/>299 </text:p>
          </table:table-cell>
          <table:table-cell table:style-name="ce31" office:value-type="float" office:value="221" calcext:value-type="float">
            <text:p><text:s/>221 </text:p>
          </table:table-cell>
          <table:table-cell table:style-name="ce31" office:value-type="float" office:value="78" calcext:value-type="float">
            <text:p><text:s/>7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81" calcext:value-type="float">
            <text:p><text:s/>15,7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573" calcext:value-type="float">
            <text:p><text:s/>18,573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58" calcext:value-type="float">
            <text:p><text:s/>14,65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275" calcext:value-type="float">
            <text:p><text:s/>2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31" calcext:value-type="float">
            <text:p><text:s/>31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0652" calcext:value-type="float">
            <text:p><text:s/>80,652 </text:p>
          </table:table-cell>
          <table:table-cell table:style-name="ce30" office:value-type="float" office:value="494" calcext:value-type="float">
            <text:p><text:s/>494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152" calcext:value-type="float">
            <text:p><text:s/>72,1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1552" calcext:value-type="float">
            <text:p><text:s/>1,5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6" calcext:value-type="float">
            <text:p><text:s/>266 </text:p>
          </table:table-cell>
          <table:table-cell table:style-name="ce30" office:value-type="float" office:value="568" calcext:value-type="float">
            <text:p><text:s/>568 </text:p>
          </table:table-cell>
          <table:table-cell table:style-name="ce30" office:value-type="float" office:value="368" calcext:value-type="float">
            <text:p><text:s/>368 </text:p>
          </table:table-cell>
          <table:table-cell table:style-name="ce30" office:value-type="float" office:value="200" calcext:value-type="float">
            <text:p><text:s/>200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401" calcext:value-type="float">
            <text:p><text:s/>93,401 </text:p>
          </table:table-cell>
          <table:table-cell table:style-name="ce30" office:value-type="float" office:value="470" calcext:value-type="float">
            <text:p><text:s/>47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387" calcext:value-type="float">
            <text:p><text:s/>91,38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9" calcext:value-type="float">
            <text:p><text:s/>69 </text:p>
          </table:table-cell>
          <table:table-cell table:style-name="ce30" office:value-type="float" office:value="1705" calcext:value-type="float">
            <text:p><text:s/>1,7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651" calcext:value-type="float">
            <text:p><text:s/>651 </text:p>
          </table:table-cell>
          <table:table-cell table:style-name="ce30" office:value-type="float" office:value="309" calcext:value-type="float">
            <text:p><text:s/>309 </text:p>
          </table:table-cell>
          <table:table-cell table:style-name="ce30" office:value-type="float" office:value="342" calcext:value-type="float">
            <text:p><text:s/>34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301" calcext:value-type="float">
            <text:p><text:s/>2,3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61" calcext:value-type="float">
            <text:p><text:s/>6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3" calcext:value-type="float">
            <text:p><text:s/>1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52" calcext:value-type="float">
            <text:p><text:s/>1,85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" calcext:value-type="float">
            <text:p><text:s/>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9" calcext:value-type="float">
            <text:p><text:s/>4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0-10-18T09:16:51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